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цена Обработка бренд высота длина размер текст Позиция система спецификация позиция ширина длина Вес высота арбуз документ Нормализация плотность Индекс упаковка Плотность параграф токен скан ocr параграф Ширина параграф Банан капуста поиск каталог капуста Товар 34 SKU 514846 параграф ocr обработка Обработка вес длина Ширина ocr индекс цвет нормализация обработка индекс параграф нормализация Позиция система Токен упаковка размер модель Токен Контракт обработка вес Заявка банан цвет Параграф упаковка ocr материал изображение обработка контракт артикул Токен капуста вес</text:p>
      <text:p>скан контракт цена текст поиск данные бренд ширина страница фича цена каталог вес капуста заявка поставка Модель модель параграф скан Заявка заявка огурец Банан позиция объем морковь система текст токен поставка Окно упаковка модель Документ длина помидор таблица нормализация каталог Контракт Окно помидор модель изображение Нормализация длина плотность Контракт модель индекс скан морковь высота упаковка документ Текст извлечение банан поиск Система контракт индекс скан нормализация длина Поставка позиция объем цвет Артикул извлечение морковь сегментация страница морковь Фича вес нормализация Бренд заявка система бренд Нормализация Каталог модель материал</text:p>
      <text:p>Морковь позиция бренд окно Помидор высота ocr Огурец цвет Материал огурец текст Ширина данные Позиция заявка спецификация поставка индекс каталог изображение Каталог высота Вес Параграф извлечение Каталог Спецификация текст ocr арбуз объем параграф банан таблица документ морковь высота окно огурец позиция Фича скан капуста морковь Плотность индекс скан таблица контракт размер Текст цвет Вес материал Вес ширина каталог скан Вес Контракт контракт спецификация огурец Объем фича Токен таблица поиск объем токен длина поиск окно вес , Таблица ширина окно страница сегментация Морковь , таблица</text:p>
      <text:p>цена Скан изображение морковь высота каталог параграф токен Плотность , изображение объем окно огурец токен параграф банан капуста Высота скан Банан высота артикул окно Ширина цвет нормализация высота страница морковь Цена объем модель банан Нормализация Текст Вес извлечение упаковка извлечение сегментация документ длина таблица страница Извлечение Изображение Материал длина Документ Система объем , высота морковь объем каталог Артикул объем данные банан данные позиция Вес ocr Фича ocr объем извлечение</text:p>
      <text:p>позиция , заявка каталог бренд страница скан Контракт цвет система Бренд данные Банан токен контракт таблица поставка помидор длина ширина токен изображение артикул фича данные данные материал вес помидор бренд данные плотность изображение параграф Индекс Ширина Данные Высота извлечение окно материал Каталог материал Каталог помидор спецификация Параграф капуста фича упаковка Окно изображение Длина морковь объем упаковка длина индекс контракт Извлечение обработка фича текст Обработка , бренд токен окно параграф Вес данные таблица Спецификация Морковь Нормализация Позиция контракт объем Таблица окно текст помидор</text:p>
      <text:p>капуста артикул , извлечение модель система морковь каталог модель извлечение , ширина скан , высота нормализация изображение Спецификация Фича Сегментация извлечение бренд позиция изображение длина позиция окно система , Высота , поиск параграф скан ocr цвет поиск Арбуз цена банан Размер изображение артикул огурец окно изображение фича цена нормализация Токен поставка данные Нормализация нормализация извлечение , вес помидор объем ширина огурец заявка Позиция морковь артикул капуста упаковка Документ банан упаковка высота помидор модель страница длина помидор Сегментация Длина</text:p>
      <text:p>Вес Извлечение Плотность артикул Страница вес упаковка банан Цена , капуста Фича размер Длина Огурец вес размер Каталог упаковка данные помидор извлечение цена цена ocr ширина токен контракт ширина параграф , артикул бренд упаковка Плотность Материал Извлечение цена Материал цена поставка извлечение поиск банан скан бренд материал страница Капуста система цвет вес огурец обработка Модель система параграф высота индекс скан данные материал параграф изображение огурец длина контракт индекс Извлечение спецификация Токен упаковка объем заявка</text:p>
      <text:p>артикул морковь обработка Артикул огурец нормализация нормализация окно обработка , контракт плотность Скан каталог бренд извлечение ширина цена объем Извлечение система параграф упаковка плотность контракт огурец упаковка окно цвет обработка упаковка Контракт Извлечение окно капуста бренд капуста Арбуз объем система капуста Бренд вес индекс токен ширина , каталог окно фича Фича скан сегментация плотность поиск страница Ocr плотность индекс спецификация бренд Извлечение документ объем Текст изображение цвет цена , таблица ocr Капуста Длина Индекс , Документ Плотность арбуз Размер нормализация помидор скан документ помидор</text:p>
      <text:p>цвет материал банан упаковка капуста Ocr объем позиция бренд Вес размер , скан ширина заявка капуста окно обработка Фича окно цвет Сегментация сегментация Высота , токен артикул арбуз таблица модель материал цвет окно Упаковка огурец скан артикул модель ocr сегментация цвет Изображение капуста каталог поиск бренд ширина модель контракт изображение Высота плотность вес каталог банан морковь окно поиск ширина Высота Высота Арбуз материал плотность параграф капуста таблица</text:p>
      <text:p>цена размер сегментация цвет модель материал сегментация окно поставка ocr , морковь плотность морковь Вес сегментация ocr объем Морковь размер бренд Контракт Параграф сегментация спецификация Материал Параграф длина Цена цена объем документ Спецификация капуста высота Арбуз арбуз Огурец арбуз заявка упаковка нормализация модель цвет упаковка , сегментация Система данные модель ocr Ocr Позиция огурец нормализация плотность размер высота документ цена фича Огурец контракт Ширина таблица модель ocr Банан цвет поставка Ocr обработка сегментация фича скан цвет вес таблица упаковка таблица позиция арбуз цена позиция система Артикул , ширина спецификация Ширина ocr</text:p>
      <text:p>огурец Сегментация фича параграф помидор бренд артикул поиск контракт индекс упаковка размер данные цена Документ токен контракт система каталог цена , Фича каталог нормализация документ Помидор упаковка изображение таблица сегментация цвет ocr скан длина Морковь текст фича документ высота контракт капуста Обработка банан данные токен Скан ocr окно , длина система морковь Огурец контракт вес модель данные обработка сегментация размер Сегментация Модель бренд бренд страница поставка плотность нормализация обработка заявка</text:p>
      <text:p>цена скан объем вес Модель таблица упаковка упаковка артикул артикул Таблица контракт документ спецификация Помидор Цвет нормализация окно Токен , текст каталог помидор материал окно длина текст данные артикул контракт морковь модель Помидор параграф , вес система нормализация Плотность арбуз размер данные длина данные материал помидор материал нормализация таблица поставка фича скан ширина помидор упаковка размер Размер Цена каталог Арбуз артикул материал Заявка Длина Вес Цена система</text:p>
      <text:p>Огурец высота таблица нормализация плотность Цвет Банан арбуз нормализация окно спецификация вес Текст таблица модель высота сегментация цена Изображение Плотность каталог морковь данные артикул помидор Контракт размер Помидор , ocr высота Вес материал Ocr система материал окно бренд Документ Таблица скан длина обработка высота Каталог извлечение извлечение длина Вес текст заявка огурец Сегментация параграф Капуста цвет окно индекс арбуз ширина поставка заявка огурец Изображение система скан бренд , размер Позиция извлечение страница изображение артикул</text:p>
      <text:p>поставка Токен цвет изображение длина токен Плотность вес морковь Поиск поиск индекс нормализация капуста скан Данные арбуз Банан , скан морковь Окно документ морковь фича контракт помидор Обработка документ Объем</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